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1071"/>
    </style:style>
    <style:style style:name="T1" style:family="text">
      <style:text-properties officeooo:rsid="00071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accio</text:span></text:p>
      <text:p text:style-name="P1"><text:span text:style-name="T1">Poli</text:span></text:p>
      <text:p text:style-name="P1"><text:span text:style-name="T1">Imart</text:span></text:p>
      <text:p text:style-name="P1"><text:span text:style-name="T1">Branciamore</text:span></text:p>
      <text:p text:style-name="P1"><text:span text:style-name="T1">Lucio</text:span></text:p>
      <text:p text:style-name="P1"><text:span text:style-name="T1">architetto</text:span></text:p>
      <text:p text:style-name="P1"><text:span text:style-name="T1">vescovo</text:span></text:p>
      <text:p text:style-name="P1"><text:span text:style-name="T1">Reginaldo</text:span></text:p>
      <text:p text:style-name="P1"><text:span text:style-name="T1">Pavesi</text:span></text:p>
      <text:p text:style-name="P1"><text:span text:style-name="T1">Ambrosini</text:span></text:p>
      <text:p text:style-name="P1"><text:span text:style-name="T1">Borriello</text:span></text:p>
      <text:p text:style-name="P1"><text:span text:style-name="T1">Coco</text:span></text:p>
      <text:p text:style-name="P1"><text:span text:style-name="T1">Iaquinta</text:span></text:p>
      <text:p text:style-name="P1"><text:span text:style-name="T1">Toni</text:span></text:p>
      <text:p text:style-name="P1"><text:span text:style-name="T1">Bressan</text:span></text:p>
      <text:p text:style-name="P1"><text:span text:style-name="T1">Dell'acqua</text:span></text:p>
      <text:p text:style-name="P1"><text:span text:style-name="T1">lorenzini</text:span></text:p>
      <text:p text:style-name="P1"><text:span text:style-name="T1">colombo</text:span></text:p>
      <text:p text:style-name="P1"><text:span text:style-name="T1">galante</text:span></text:p>
      <text:p text:style-name="P1"><text:span text:style-name="T1">inzaghi</text:span></text:p>
      <text:p text:style-name="P1"><text:span text:style-name="T1">battaglia</text:span></text:p>
      <text:p text:style-name="P1"><text:span text:style-name="T1">tranquilli</text:span></text:p>
      <text:p text:style-name="P1"><text:span text:style-name="T1">dallan</text:span></text:p>
      <text:p text:style-name="P1"><text:span text:style-name="T1">vaporidis</text:span></text:p>
      <text:p text:style-name="P1"><text:span text:style-name="T1">farnesi</text:span></text:p>
      <text:p text:style-name="P1"><text:span text:style-name="T1">robutti</text:span></text:p>
      <text:p text:style-name="P1"><text:span text:style-name="T1">Sarcina</text:span></text:p>
      <text:p text:style-name="P1"><text:span text:style-name="T1">Fibra</text:span></text:p>
      <text:p text:style-name="P1"><text:span text:style-name="T1">Goria</text:span></text:p>
      <text:p text:style-name="P1"><text:span text:style-name="T1">piotta</text:span></text:p>
      <text:p text:style-name="P1"><text:span text:style-name="T1">rispoli</text:span></text:p>
      <text:p text:style-name="P1"><text:span text:style-name="T1">trentalance</text:span></text:p>
      <text:p text:style-name="P1"><text:span text:style-name="T1">squarcia</text:span></text:p>
      <text:p text:style-name="P1"><text:span text:style-name="T1">Matteo</text:span></text:p>
      <text:p text:style-name="P1"><text:span text:style-name="T1">fibra</text:span></text:p>
      <text:p text:style-name="P1"><text:span text:style-name="T1">bojno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ovanni </meta:initial-creator>
    <meta:creation-date>2011-05-13T17:24:50</meta:creation-date>
    <meta:document-statistic meta:table-count="0" meta:image-count="0" meta:object-count="0" meta:page-count="1" meta:paragraph-count="36" meta:word-count="36" meta:character-count="258"/>
    <dc:date>2011-05-13T17:36:02</dc:date>
    <dc:creator>giovanni </dc:creator>
    <meta:editing-duration>PT00H11M12S</meta:editing-duration>
    <meta:editing-cycles>1</meta:editing-cycles>
    <meta:generator>OpenOffice.org/3.2$Linux OpenOffice.org_project/320m19$Build-9505</meta:generator>
  </office:meta>
</office:document-meta>
</file>